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AR PL UMing CN1" svg:font-family="'AR PL UMing CN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Franklin Gothic Book" svg:font-family="'Franklin Gothic Book', Arial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917in" table:align="center" style:writing-mode="lr-tb"/>
    </style:style>
    <style:style style:name="Table1.A" style:family="table-column">
      <style:table-column-properties style:column-width="7.5917in"/>
    </style:style>
    <style:style style:name="Table1.1" style:family="table-row">
      <style:table-row-properties style:min-row-height="0.1in" fo:keep-together="auto"/>
    </style:style>
    <style:style style:name="Table1.A1" style:family="table-cell">
      <style:table-cell-properties style:vertical-align="middle" fo:background-color="#f4b29b" fo:padding="0in" fo:border="none" style:writing-mode="lr-tb">
        <style:background-image/>
      </style:table-cell-properties>
    </style:style>
    <style:style style:name="Table1.2" style:family="table-row">
      <style:table-row-properties style:min-row-height="1in" fo:keep-together="auto"/>
    </style:style>
    <style:style style:name="Table1.A2" style:family="table-cell">
      <style:table-cell-properties style:vertical-align="middle" fo:background-color="#d34817" fo:padding-left="0in" fo:padding-right="0in" fo:padding-top="0.1in" fo:padding-bottom="0.1in" fo:border="none" style:writing-mode="lr-tb">
        <style:background-image/>
      </style:table-cell-properties>
    </style:style>
    <style:style style:name="Table1.A3" style:family="table-cell">
      <style:table-cell-properties style:vertical-align="middle" fo:background-color="#918485" fo:padding="0in" fo:border="none" style:writing-mode="lr-tb">
        <style:background-image/>
      </style:table-cell-properties>
    </style:style>
    <style:style style:name="Table1.4" style:family="table-row">
      <style:table-row-properties style:min-row-height="0.5in" fo:keep-together="auto"/>
    </style:style>
    <style:style style:name="Table1.A4" style:family="table-cell">
      <style:table-cell-properties style:vertical-align="bottom" fo:padding-left="0in" fo:padding-right="0in" fo:padding-top="0.1in" fo:padding-bottom="0.1in" fo:border="none" style:writing-mode="lr-tb"/>
    </style:style>
    <style:style style:name="P1" style:family="paragraph" style:parent-style-name="Standard">
      <style:text-properties fo:language="en" fo:country="US" style:language-asian="en" style:country-asian="US"/>
    </style:style>
    <style:style style:name="P2" style:family="paragraph" style:parent-style-name="Standard">
      <style:text-properties style:font-name-asian="Perpetua" style:font-name-complex="Perpetua"/>
    </style:style>
    <style:style style:name="P3" style:family="paragraph" style:parent-style-name="Footer">
      <style:text-properties fo:font-size="1pt" style:font-size-asian="1pt" style:font-size-complex="1pt"/>
    </style:style>
    <style:style style:name="P4" style:family="paragraph" style:parent-style-name="Footer">
      <style:text-properties fo:language="en" fo:country="US" style:language-asian="en" style:country-asian="US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">
      <style:text-properties fo:font-variant="small-caps"/>
    </style:style>
    <style:style style:name="P7" style:family="paragraph" style:parent-style-name="Sans_20_interligne">
      <style:paragraph-properties style:snap-to-layout-grid="false"/>
      <style:text-properties fo:font-size="4pt" style:font-size-asian="4pt" style:font-size-complex="4pt"/>
    </style:style>
    <style:style style:name="P8" style:family="paragraph" style:parent-style-name="Sans_20_interligne">
      <style:paragraph-properties fo:text-align="center" style:justify-single-word="false"/>
      <style:text-properties style:font-name="Franklin Gothic Book" fo:font-size="18pt" fo:font-style="italic" style:font-size-asian="18pt" style:font-style-asian="italic" style:font-name-complex="Franklin Gothic Book" style:font-size-complex="18pt" style:font-style-complex="italic"/>
    </style:style>
    <style:style style:name="P9" style:family="paragraph" style:parent-style-name="Sans_20_interligne">
      <style:paragraph-properties style:snap-to-layout-grid="false"/>
      <style:text-properties fo:color="#ffffff" style:font-name="Franklin Gothic Book" fo:font-size="4pt" style:font-size-asian="4pt" style:font-name-complex="Franklin Gothic Book" style:font-size-complex="4pt"/>
    </style:style>
    <style:style style:name="P10" style:family="paragraph" style:parent-style-name="Standard">
      <style:text-properties fo:font-size="11.5pt" style:font-size-asian="11.5pt" style:font-size-complex="11.5pt"/>
    </style:style>
    <style:style style:name="P11" style:family="paragraph" style:parent-style-name="Standard">
      <style:text-properties style:font-name-asian="Perpetua" style:font-name-complex="Perpetua"/>
    </style:style>
    <style:style style:name="P12" style:family="paragraph" style:parent-style-name="Standard" style:master-page-name="Standard">
      <style:paragraph-properties style:page-number="auto"/>
      <style:text-properties fo:language="en" fo:country="US" style:text-underline-style="none" officeooo:rsid="0008e673" officeooo:paragraph-rsid="0008e673" style:language-asian="en" style:country-asian="US"/>
    </style:style>
    <style:style style:name="P13" style:family="paragraph" style:parent-style-name="Sans_20_interligne">
      <style:paragraph-properties fo:text-align="center" style:justify-single-word="false"/>
      <style:text-properties fo:color="#ffffff" style:font-name="Franklin Gothic Book" fo:font-size="36pt" style:font-size-asian="36pt" style:font-name-complex="Franklin Gothic Book" style:font-size-complex="36pt"/>
    </style:style>
    <style:style style:name="P14" style:family="paragraph" style:parent-style-name="Sans_20_interligne">
      <style:paragraph-properties fo:text-align="center" style:justify-single-word="false"/>
      <style:text-properties style:font-name="Franklin Gothic Book" fo:font-size="18pt" fo:font-style="italic" style:font-size-asian="18pt" style:font-style-asian="italic" style:font-name-complex="Franklin Gothic Book" style:font-size-complex="18pt" style:font-style-complex="italic"/>
    </style:style>
    <style:style style:name="P15" style:family="paragraph">
      <style:paragraph-properties fo:margin-top="0in" fo:margin-bottom="0in" fo:line-height="100%" fo:text-align="center" style:writing-mode="lr-tb"/>
    </style:style>
    <style:style style:name="P16" style:family="paragraph">
      <loext:graphic-properties draw:fill="solid" draw:fill-color="#d34817"/>
      <style:paragraph-properties fo:margin-top="0in" fo:margin-bottom="0in" fo:line-height="100%" fo:text-align="center" style:writing-mode="lr-tb"/>
    </style:style>
    <style:style style:name="P17" style:family="paragraph">
      <loext:graphic-properties draw:fill="none" draw:fill-color="#000000"/>
      <style:paragraph-properties style:writing-mode="lr-tb"/>
    </style:style>
    <style:style style:name="P18" style:family="paragraph">
      <style:paragraph-properties fo:margin-top="0in" fo:margin-bottom="0in" fo:line-height="100%" style:writing-mode="lr-tb"/>
    </style:style>
    <style:style style:name="P19" style:family="paragraph">
      <loext:graphic-properties draw:fill="none" draw:fill-color="#ffffff"/>
      <style:paragraph-properties fo:margin-top="0in" fo:margin-bottom="0in" fo:line-height="100%" style:writing-mode="lr-tb"/>
    </style:style>
    <style:style style:name="T1" style:family="text">
      <style:text-properties style:font-name-asian="Perpetua" style:font-name-complex="Perpetua"/>
    </style:style>
    <style:style style:name="T2" style:family="text">
      <style:text-properties officeooo:rsid="0008e673"/>
    </style:style>
    <style:style style:name="T3" style:family="text">
      <style:text-properties style:font-name="Perpetua" style:font-name-asian="Times New Roman" style:font-name-complex="Times New Roman" style:language-complex="ar" style:country-complex="SA"/>
    </style:style>
    <style:style style:name="T4" style:family="text">
      <style:text-properties style:use-window-font-color="true" style:font-name="Franklin Gothic Book" fo:font-size="10pt" fo:language="fr" fo:country="FR" style:font-name-asian="Times New Roman" style:font-size-asian="10pt" style:font-name-complex="Franklin Gothic Book" style:font-size-complex="10pt" style:language-complex="ar" style:country-complex="SA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padding="0.0008in" fo:border="none"/>
    </style:style>
    <style:style style:name="gr1" style:family="graphic">
      <style:graphic-properties draw:stroke="none" draw:fill="solid" draw:fill-color="#d34817" draw:textarea-horizontal-align="justify" draw:textarea-vertical-align="middle" draw:auto-grow-height="false" draw:auto-grow-width="false" fo:min-height="0.4028in" fo:min-width="0.4028in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38in" svg:stroke-color="#000000" draw:stroke-linejoin="miter" svg:stroke-linecap="square" draw:fill="none" draw:fill-color="#000000" draw:textarea-horizontal-align="left" draw:textarea-vertical-align="top" draw:auto-grow-height="false" fo:min-height="9.9535in" fo:min-width="7.2634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in" fo:padding-bottom="0.1201in" fo:padding-left="0.15in" fo:padding-right="0.05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width="0.0102in" svg:stroke-color="#000000" draw:stroke-linejoin="miter" svg:stroke-linecap="square" draw:fill="none" draw:fill-color="#000000" draw:textarea-horizontal-align="left" draw:textarea-vertical-align="top" draw:auto-grow-height="false" fo:min-height="10.6366in" fo:min-width="7.0937in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char" draw:z-index="7" draw:name="Forme automatique 622" draw:style-name="gr4" draw:text-style-name="P17" svg:width="7.5941in" svg:height="10.9705in" svg:x="0.3366in" svg:y="0.361in"><text:p/><draw:enhanced-geometry svg:viewBox="0 0 21600 21600" draw:path-stretchpoint-x="10800" draw:path-stretchpoint-y="10800" draw:text-areas="?f3 ?f4 ?f5 ?f6" draw:type="round-rectangle" draw:modifiers="7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rame1" text:anchor-type="char" svg:x="0.3429in" svg:y="2.9283in" svg:width="7.5811in" draw:z-index="6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P7"/></table:table-cell></table:table-row><table:table-row table:style-name="Table1.2"><table:table-cell table:style-name="Table1.A2" office:value-type="string"><text:p text:style-name="P13">Dossier de spécification des besoins logiciels</text:p></table:table-cell></table:table-row><table:table-row table:style-name="Table1.1"><table:table-cell table:style-name="Table1.A3" office:value-type="string"><text:p text:style-name="P9"/></table:table-cell></table:table-row><table:table-row table:style-name="Table1.4"><table:table-cell table:style-name="Table1.A4" office:value-type="string"><text:p text:style-name="P8">Nom :</text:p><text:p text:style-name="P8">Prénom :</text:p><text:p text:style-name="P8">Groupe : </text:p><text:p text:style-name="P8"/><text:p text:style-name="P8">5 pages maximum</text:p></table:table-cell></table:table-row></table:table><text:p text:style-name="Standard"/></draw:text-box></draw:frame></text:p>
      <text:p text:style-name="P5"/>
      <text:p text:style-name="P6">Dossier de spécification des besoins logiciels</text:p>
      <text:h text:style-name="Heading_20_1" text:outline-level="1">But du document</text:h>
      <text:p text:style-name="P10">Le but de ce document est de lister toutes les fonctionnalités du futur logiciel et de son contexte d’utilisation (utilisateurs, autres composantes, matériel, <text:s/>etc.).</text:p>
      <text:h text:style-name="Heading_20_1" text:outline-level="1">Description Globale</text:h>
      <text:p text:style-name="P2">…</text:p>
      <text:h text:style-name="Heading_20_2" text:outline-level="2">Environnement</text:h>
      <text:p text:style-name="P2">…<text:span text:style-name="T2">test</text:span></text:p>
      <text:h text:style-name="Heading_20_2" text:outline-level="2">Profils des utilisateurs</text:h>
      <text:p text:style-name="Standard"><text:span text:style-name="T1">…</text:span>Vincent DUGAT.</text:p>
      <text:h text:style-name="Heading_20_1" text:outline-level="1">Spécifications generale</text:h>
      <text:h text:style-name="Heading_20_2" text:outline-level="2">Description des services attendus</text:h>
      <text:p text:style-name="P2">… </text:p>
      <text:h text:style-name="Heading_20_2" text:outline-level="2">Description générale des fonctions</text:h>
      <text:p text:style-name="P2">…</text:p>
      <text:h text:style-name="Heading_20_1" text:outline-level="1">Exigences opérationnelles</text:h>
      <text:p text:style-name="Standard"/>
      <text:h text:style-name="Heading_20_2" text:outline-level="2">Contraintes d’exploitation</text:h>
      <text:p text:style-name="P2">…</text:p>
      <text:h text:style-name="Heading_20_2" text:outline-level="2">Modes de fonctionnement</text:h>
      <text:p text:style-name="P2">…</text:p>
      <text:h text:style-name="Heading_20_2" text:outline-level="2"><text:soft-page-break/>Capacités</text:h>
      <text:p text:style-name="P2">…</text:p>
      <text:h text:style-name="Heading_20_2" text:outline-level="2">Performances</text:h>
      <text:p text:style-name="P2">…</text:p>
      <text:h text:style-name="Heading_20_2" text:outline-level="2">Sûreté de fonctionnement</text:h>
      <text:p text:style-name="P2">…</text:p>
      <text:h text:style-name="Heading_20_1" text:outline-level="1">Exigences techniques</text:h>
      <text:h text:style-name="Heading_20_2" text:outline-level="2">Logiciels imposés</text:h>
      <text:p text:style-name="P2">…</text:p>
      <text:h text:style-name="Heading_20_2" text:outline-level="2">Algorithmes imposés</text:h>
      <text:p text:style-name="P2">…</text:p>
      <text:h text:style-name="Heading_20_2" text:outline-level="2">Interface avec le matériel</text:h>
      <text:p text:style-name="P2">…</text:p>
      <text:h text:style-name="Heading_20_2" text:outline-level="2">Interface avec d’autres logiciels</text:h>
      <text:p text:style-name="P2">…</text:p>
      <text:h text:style-name="Heading_20_2" text:outline-level="2">Architecture matérielle opérationnelle</text:h>
      <text:p text:style-name="Standard">...</text:p>
      <text:h text:style-name="Heading_20_1" text:outline-level="1">Scenarii d’utilisations</text:h>
      <text:p text:style-name="P2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AR PL UMing CN1" svg:font-family="'AR PL UMing CN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Franklin Gothic Book" svg:font-family="'Franklin Gothic Book', Arial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5%" fo:orphans="2" fo:widows="2" style:writing-mode="lr-tb"/>
      <style:text-properties style:use-window-font-color="true" style:font-name="Perpetua" fo:font-family="Perpetua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5in" fo:margin-bottom="0.139in" loext:contextual-spacing="false"/>
      <style:text-properties fo:text-transform="uppercase" fo:color="#d34817" fo:font-size="26pt" fo:letter-spacing="0.0071in" style:letter-kerning="true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39in" fo:margin-bottom="0in" loext:contextual-spacing="false" fo:padding="0in" fo:border="3pt solid #d34817"/>
      <style:text-properties fo:text-transform="uppercase" fo:color="#ffffff" fo:font-size="11pt" fo:letter-spacing="0.0102in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padding="0in" fo:border="3pt solid #f9d8cd"/>
      <style:text-properties fo:text-transform="uppercase" fo:font-size="11pt" fo:letter-spacing="0.0102in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083in" fo:margin-bottom="0in" loext:contextual-spacing="false" fo:padding-left="0.028in" fo:padding-right="0in" fo:padding-top="0.028in" fo:padding-bottom="0in" fo:border-left="0.74pt solid #d34817" fo:border-right="none" fo:border-top="0.74pt solid #d34817" fo:border-bottom="none"/>
      <style:text-properties fo:text-transform="uppercase" fo:color="#68230b" fo:font-size="11pt" fo:letter-spacing="0.0102in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083in" fo:margin-bottom="0in" loext:contextual-spacing="false" fo:padding-left="0.028in" fo:padding-right="0in" fo:padding-top="0.028in" fo:padding-bottom="0in" fo:border-left="0.74pt dotted #d34817" fo:border-right="none" fo:border-top="0.74pt dotted #d34817" fo:border-bottom="none"/>
      <style:text-properties fo:text-transform="uppercase" fo:color="#9d3511" fo:font-size="11pt" fo:letter-spacing="0.0071in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083in" fo:margin-bottom="0in" loext:contextual-spacing="false" fo:padding-left="0in" fo:padding-right="0in" fo:padding-top="0in" fo:padding-bottom="0.0138in" fo:border-left="none" fo:border-right="none" fo:border-top="none" fo:border-bottom="0.74pt solid #d34817"/>
      <style:text-properties fo:text-transform="uppercase" fo:color="#9d3511" fo:font-size="11pt" fo:letter-spacing="0.0071in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083in" fo:margin-bottom="0in" loext:contextual-spacing="false" fo:padding-left="0in" fo:padding-right="0in" fo:padding-top="0in" fo:padding-bottom="0.0138in" fo:border-left="none" fo:border-right="none" fo:border-top="none" fo:border-bottom="0.74pt dotted #d34817"/>
      <style:text-properties fo:text-transform="uppercase" fo:color="#9d3511" fo:font-size="11pt" fo:letter-spacing="0.0071in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083in" fo:margin-bottom="0in" loext:contextual-spacing="false"/>
      <style:text-properties fo:text-transform="uppercase" fo:color="#9d3511" fo:font-size="11pt" fo:letter-spacing="0.0071in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083in" fo:margin-bottom="0in" loext:contextual-spacing="false"/>
      <style:text-properties fo:text-transform="uppercase" fo:font-size="9pt" fo:letter-spacing="0.0071in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083in" fo:margin-bottom="0in" loext:contextual-spacing="false"/>
      <style:text-properties fo:text-transform="uppercase" fo:font-size="9pt" fo:letter-spacing="0.0071in" fo:font-style="italic" style:font-size-asian="9pt" style:font-style-asian="italic" style:font-size-complex="9pt"/>
    </style:style>
    <style:style style:name="Subtitle" style:family="paragraph" style:parent-style-name="Standard" style:next-style-name="Standard" style:class="chapter">
      <style:paragraph-properties fo:margin-top="0.139in" fo:margin-bottom="0.6945in" loext:contextual-spacing="false" fo:line-height="100%"/>
      <style:text-properties fo:text-transform="uppercase" fo:color="#595959" fo:font-size="12pt" fo:letter-spacing="0.0071in" style:font-size-asian="12pt" style:font-size-complex="12pt"/>
    </style:style>
    <style:style style:name="Footer" style:family="paragraph" style:parent-style-name="Standard" style:class="extra"/>
    <style:style style:name="Légende" style:family="paragraph" style:parent-style-name="Standard" style:next-style-name="Standard">
      <style:text-properties fo:color="#9d3511" fo:font-size="8pt" fo:font-weight="bold" style:font-size-asian="8pt" style:font-weight-asian="bold" style:font-size-complex="8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centré" style:display-name="Normal centré" style:family="paragraph">
      <style:paragraph-properties fo:margin-left="1in" fo:margin-right="1in" fo:margin-top="0.139in" fo:margin-bottom="0.1945in" loext:contextual-spacing="false" fo:text-align="justify" style:justify-single-word="false" fo:orphans="2" fo:widows="2" fo:text-indent="0in" style:auto-text-indent="false" fo:padding-left="0in" fo:padding-right="0in" fo:padding-top="0.139in" fo:padding-bottom="0.139in" fo:border-left="none" fo:border-right="none" fo:border-top="0.26pt solid #ee8c69" fo:border-bottom="3pt solid #ee8c69"/>
      <style:text-properties fo:color="#808080" style:font-name="Perpetua" fo:font-family="Perpetua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er" style:family="paragraph" style:parent-style-name="Standard" style:class="extra"/>
    <style:style style:name="Citation_20_intense" style:display-name="Citation intense" style:family="paragraph" style:parent-style-name="Standard" style:next-style-name="Standard">
      <style:paragraph-properties fo:margin-left="0.9in" fo:margin-right="0.8in" fo:margin-top="0.139in" fo:margin-bottom="0in" loext:contextual-spacing="false" fo:text-align="justify" style:justify-single-word="false" fo:text-indent="0in" style:auto-text-indent="false" fo:padding-left="0.139in" fo:padding-right="0in" fo:padding-top="0.139in" fo:padding-bottom="0in" fo:border-left="0.51pt solid #d34817" fo:border-right="none" fo:border-top="0.51pt solid #d34817" fo:border-bottom="none"/>
      <style:text-properties fo:color="#d34817" fo:font-style="italic" style:font-style-asian="italic" style:font-style-complex="italic"/>
    </style:style>
    <style:style style:name="Liste_20_à_20_puces" style:display-name="Liste à puces" style:family="paragraph" style:parent-style-name="Standard" style:list-style-name="WW8Num5">
      <style:paragraph-properties fo:margin-top="0.139in" fo:margin-bottom="0in" loext:contextual-spacing="true"/>
    </style:style>
    <style:style style:name="Liste_20_à_20_puces_20_2" style:display-name="Liste à puces 2" style:family="paragraph" style:parent-style-name="Standard" style:list-style-name="WW8Num4">
      <style:paragraph-properties fo:margin-top="0.139in" fo:margin-bottom="0in" loext:contextual-spacing="false"/>
    </style:style>
    <style:style style:name="Liste_20_à_20_puces_20_3" style:display-name="Liste à puces 3" style:family="paragraph" style:parent-style-name="Standard" style:list-style-name="WW8Num3">
      <style:paragraph-properties fo:margin-top="0.139in" fo:margin-bottom="0in" loext:contextual-spacing="false"/>
    </style:style>
    <style:style style:name="Liste_20_à_20_puces_20_4" style:display-name="Liste à puces 4" style:family="paragraph" style:parent-style-name="Standard" style:list-style-name="WW8Num2">
      <style:paragraph-properties fo:margin-top="0.139in" fo:margin-bottom="0in" loext:contextual-spacing="false"/>
    </style:style>
    <style:style style:name="Liste_20_à_20_puces_20_5" style:display-name="Liste à puces 5" style:family="paragraph" style:parent-style-name="Standard" style:list-style-name="WW8Num1">
      <style:paragraph-properties fo:margin-top="0.139in" fo:margin-bottom="0in" loext:contextual-spacing="false"/>
    </style:style>
    <style:style style:name="Sans_20_interligne" style:display-name="Sans interligne" style:family="paragraph" style:parent-style-name="Standard">
      <style:paragraph-properties fo:margin-top="0in" fo:margin-bottom="0in" loext:contextual-spacing="false" fo:line-height="100%"/>
    </style:style>
    <style:style style:name="Citation" style:family="paragraph" style:parent-style-name="Standard" style:next-style-name="Standard"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139in" fo:margin-bottom="0.028in" loext:contextual-spacing="false" fo:line-height="100%"/>
      <style:text-properties fo:font-variant="small-caps" fo:color="#9b2d1f"/>
    </style:style>
    <style:style style:name="Contents_20_2" style:display-name="Contents 2" style:family="paragraph" style:parent-style-name="Standard" style:next-style-name="Standard" style:class="index">
      <style:paragraph-properties fo:margin-left="0.15in" fo:margin-right="0in" fo:margin-top="0.139in" fo:margin-bottom="0.028in" loext:contextual-spacing="false" fo:line-height="100%" fo:text-indent="0in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3098in" fo:margin-right="0in" fo:margin-top="0.139in" fo:margin-bottom="0.028in" loext:contextual-spacing="false" fo:line-height="100%" fo:text-indent="0in" style:auto-text-indent="false"/>
      <style:text-properties fo:font-variant="small-caps"/>
    </style:style>
    <style:style style:name="Contents_20_4" style:display-name="Contents 4" style:family="paragraph" style:parent-style-name="Standard" style:next-style-name="Standard" style:class="index">
      <style:paragraph-properties fo:margin-left="0.4598in" fo:margin-right="0in" fo:margin-top="0.139in" fo:margin-bottom="0.028in" loext:contextual-spacing="false" fo:line-height="100%" fo:text-indent="0in" style:auto-text-indent="false"/>
      <style:text-properties fo:font-variant="small-caps"/>
    </style:style>
    <style:style style:name="Contents_20_5" style:display-name="Contents 5" style:family="paragraph" style:parent-style-name="Standard" style:next-style-name="Standard" style:class="index">
      <style:paragraph-properties fo:margin-left="0.6098in" fo:margin-right="0in" fo:margin-top="0.139in" fo:margin-bottom="0.028in" loext:contextual-spacing="false" fo:line-height="100%" fo:text-indent="0in" style:auto-text-indent="false"/>
      <style:text-properties fo:font-variant="small-caps"/>
    </style:style>
    <style:style style:name="Contents_20_6" style:display-name="Contents 6" style:family="paragraph" style:parent-style-name="Standard" style:next-style-name="Standard" style:class="index">
      <style:paragraph-properties fo:margin-left="0.7598in" fo:margin-right="0in" fo:margin-top="0.139in" fo:margin-bottom="0.028in" loext:contextual-spacing="false" fo:line-height="100%" fo:text-indent="0in" style:auto-text-indent="false"/>
      <style:text-properties fo:font-variant="small-caps"/>
    </style:style>
    <style:style style:name="Contents_20_7" style:display-name="Contents 7" style:family="paragraph" style:parent-style-name="Standard" style:next-style-name="Standard" style:class="index">
      <style:paragraph-properties fo:margin-left="0.9201in" fo:margin-right="0in" fo:margin-top="0.139in" fo:margin-bottom="0.028in" loext:contextual-spacing="false" fo:line-height="100%" fo:text-indent="0in" style:auto-text-indent="false"/>
      <style:text-properties fo:font-variant="small-caps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.139in" fo:margin-bottom="0.028in" loext:contextual-spacing="false" fo:line-height="100%" fo:text-indent="0in" style:auto-text-indent="false"/>
      <style:text-properties fo:font-variant="small-caps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.139in" fo:margin-bottom="0.028in" loext:contextual-spacing="false" fo:line-height="100%" fo:text-indent="0in" style:auto-text-indent="false"/>
      <style:text-properties fo:font-variant="small-caps"/>
    </style:style>
    <style:style style:name="Paragraphe_20_de_20_liste" style:display-name="Paragraphe de liste" style:family="paragraph" style:parent-style-name="Standard">
      <style:paragraph-properties fo:margin-left="0.5in" fo:margin-right="0in" fo:margin-top="0.139in" fo:margin-bottom="0.139in" loext:contextual-spacing="true" fo:text-indent="0in" style:auto-text-indent="false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text-properties style:language-complex="en" style:country-complex="U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a28e6a" style:font-name="Monotype Corsiva" fo:font-family="'Monotype Corsiva'" style:font-family-generic="script" style:font-pitch="variable" style:font-name-complex="Monotype Corsiva" style:font-family-complex="'Monotype Corsiva'" style:font-family-generic-complex="script" style:font-pitch-complex="variable"/>
    </style:style>
    <style:style style:name="WW8Num2z0" style:family="text">
      <style:text-properties fo:color="#a28e6a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ee8c69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d34817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9d3511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fo:letter-spacing="0.0102in" fo:font-weight="bold" fo:background-color="#d34817" style:font-weight-asian="bold" style:font-weight-complex="bold"/>
    </style:style>
    <style:style style:name="Titre_20_2_20_Car" style:display-name="Titre 2 Car" style:family="text">
      <style:text-properties fo:text-transform="uppercase" fo:letter-spacing="0.0102in" fo:background-color="#f9d8cd"/>
    </style:style>
    <style:style style:name="Titre_20_3_20_Car" style:display-name="Titre 3 Car" style:family="text">
      <style:text-properties fo:text-transform="uppercase" fo:color="#68230b" fo:letter-spacing="0.0102in"/>
    </style:style>
    <style:style style:name="Titre_20_Car" style:display-name="Titre Car" style:family="text">
      <style:text-properties fo:text-transform="uppercase" fo:color="#d34817" fo:font-size="26pt" fo:letter-spacing="0.0071in" style:letter-kerning="true" style:font-size-asian="26pt" style:font-size-complex="26pt"/>
    </style:style>
    <style:style style:name="Sous-titre_20_Car" style:display-name="Sous-titre Car" style:family="text">
      <style:text-properties fo:text-transform="uppercase" fo:color="#595959" fo:font-size="12pt" fo:letter-spacing="0.0071in" style:font-size-asian="12pt" style:font-size-complex="12pt"/>
    </style:style>
    <style:style style:name="Pied_20_de_20_page_20_Car" style:display-name="Pied de page Car" style:family="text">
      <style:text-properties fo:color="#000000" style:font-name-complex="Times New Roman" style:font-family-complex="'Times New Roman'" style:font-family-generic-complex="roman" style:font-pitch-complex="variable" style:font-size-complex="10pt"/>
    </style:style>
    <style:style style:name="Texte_20_de_20_bulles_20_Car" style:display-name="Texte de bulles Car" style:family="text">
      <style:text-properties fo:color="#000000"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re_20_du_20_livre" style:display-name="Titre du livre" style:family="text">
      <style:text-properties fo:letter-spacing="0.0063in" fo:font-style="italic" fo:font-weight="bold" style:font-style-asian="italic" style:font-weight-asian="bold" style:font-style-complex="italic" style:font-weight-complex="bold"/>
    </style:style>
    <style:style style:name="Emphasis" style:family="text">
      <style:text-properties fo:text-transform="uppercase" fo:color="#68230b" fo:letter-spacing="0.0035in"/>
    </style:style>
    <style:style style:name="En-tête_20_Car" style:display-name="En-tête Car" style:family="text">
      <style:text-properties fo:color="#000000" style:font-name-complex="Times New Roman" style:font-family-complex="'Times New Roman'" style:font-family-generic-complex="roman" style:font-pitch-complex="variable" style:font-size-complex="10pt"/>
    </style:style>
    <style:style style:name="Titre_20_4_20_Car" style:display-name="Titre 4 Car" style:family="text">
      <style:text-properties fo:text-transform="uppercase" fo:color="#9d3511" fo:letter-spacing="0.0071in"/>
    </style:style>
    <style:style style:name="Titre_20_5_20_Car" style:display-name="Titre 5 Car" style:family="text">
      <style:text-properties fo:text-transform="uppercase" fo:color="#9d3511" fo:letter-spacing="0.0071in"/>
    </style:style>
    <style:style style:name="Titre_20_6_20_Car" style:display-name="Titre 6 Car" style:family="text">
      <style:text-properties fo:text-transform="uppercase" fo:color="#9d3511" fo:letter-spacing="0.0071in"/>
    </style:style>
    <style:style style:name="Titre_20_7_20_Car" style:display-name="Titre 7 Car" style:family="text">
      <style:text-properties fo:text-transform="uppercase" fo:color="#9d3511" fo:letter-spacing="0.0071in"/>
    </style:style>
    <style:style style:name="Titre_20_8_20_Car" style:display-name="Titre 8 Car" style:family="text">
      <style:text-properties fo:text-transform="uppercase" fo:font-size="9pt" fo:letter-spacing="0.0071in" style:font-size-asian="9pt" style:font-size-complex="9pt"/>
    </style:style>
    <style:style style:name="Titre_20_9_20_Car" style:display-name="Titre 9 Car" style:family="text">
      <style:text-properties fo:text-transform="uppercase" fo:font-size="9pt" fo:letter-spacing="0.0071in" fo:font-style="italic" style:font-size-asian="9pt" style:font-style-asian="italic" style:font-size-complex="9pt"/>
    </style:style>
    <style:style style:name="Emphase_20_intense" style:display-name="Emphase intense" style:family="text">
      <style:text-properties fo:text-transform="uppercase" fo:color="#68230b" fo:letter-spacing="0.0071in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d34817" fo:font-style="italic" fo:font-weight="bold" style:font-style-asian="italic" style:font-weight-asian="bold" style:font-style-complex="italic" style:font-weight-complex="bold"/>
    </style:style>
    <style:style style:name="Texte_20_de_20_l_27_espace_20_réservé" style:display-name="Texte de l'espace réservé" style:family="text">
      <style:text-properties fo:color="#808080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e_20_pâle" style:display-name="Emphase pâle" style:family="text">
      <style:text-properties fo:color="#68230b" fo:font-style="italic" style:font-style-asian="italic" style:font-style-complex="italic"/>
    </style:style>
    <style:style style:name="Référence_20_pâle" style:display-name="Référence pâle" style:family="text">
      <style:text-properties fo:color="#d34817" fo:font-weight="bold" style:font-weight-asian="bold" style:font-weight-complex="bold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intense_20_Car" style:display-name="Citation intense Car" style:family="text">
      <style:text-properties fo:color="#d34817" fo:font-size="10pt" fo:font-style="italic" style:font-size-asian="10pt" style:font-style-asian="italic" style:font-size-complex="10pt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○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Monotype Corsiv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n" fo:country="US" style:language-asian="en" style:country-asian="US"/>
    </style:style>
    <style:style style:name="MP2" style:family="paragraph">
      <style:paragraph-properties fo:margin-top="0in" fo:margin-bottom="0in" fo:line-height="100%" style:writing-mode="lr-tb"/>
    </style:style>
    <style:style style:name="MP3" style:family="paragraph">
      <loext:graphic-properties draw:fill="none" draw:fill-color="#ffffff"/>
      <style:paragraph-properties fo:margin-top="0in" fo:margin-bottom="0in" fo:line-height="100%" style:writing-mode="lr-tb"/>
    </style:style>
    <style:style style:name="MP4" style:family="paragraph">
      <loext:graphic-properties draw:fill="none" draw:fill-color="#000000"/>
      <style:paragraph-properties style:writing-mode="lr-tb"/>
    </style:style>
    <style:style style:name="MP5" style:family="paragraph">
      <style:paragraph-properties fo:margin-top="0in" fo:margin-bottom="0in" fo:line-height="100%" fo:text-align="center" style:writing-mode="lr-tb"/>
    </style:style>
    <style:style style:name="MP6" style:family="paragraph">
      <loext:graphic-properties draw:fill="solid" draw:fill-color="#d34817"/>
      <style:paragraph-properties fo:margin-top="0in" fo:margin-bottom="0in" fo:line-height="100%" fo:text-align="center" style:writing-mode="lr-tb"/>
    </style:style>
    <style:style style:name="MP7" style:family="paragraph" style:parent-style-name="Footer">
      <style:text-properties fo:font-size="1pt" style:font-size-asian="1pt" style:font-size-complex="1pt"/>
    </style:style>
    <style:style style:name="MP8" style:family="paragraph" style:parent-style-name="Footer">
      <style:text-properties fo:language="en" fo:country="US" style:language-asian="en" style:country-asian="US"/>
    </style:style>
    <style:style style:name="MT1" style:family="text">
      <style:text-properties style:use-window-font-color="true" style:font-name="Franklin Gothic Book" fo:font-size="10pt" fo:language="fr" fo:country="FR" style:font-name-asian="Times New Roman" style:font-size-asian="10pt" style:font-name-complex="Franklin Gothic Book" style:font-size-complex="10pt" style:language-complex="ar" style:country-complex="SA"/>
    </style:style>
    <style:style style:name="MT2" style:family="text">
      <style:text-properties style:font-name="Perpetua" style:font-name-asian="Times New Roman" style:font-name-complex="Times New Roman" style:language-complex="ar" style:country-complex="SA"/>
    </style:style>
    <style:style style:name="Mgr1" style:family="graphic">
      <style:graphic-properties draw:stroke="none" draw:fill="none" draw:fill-color="#ffffff" draw:textarea-horizontal-align="justify" draw:textarea-vertical-align="middle" draw:auto-grow-height="false" draw:auto-grow-width="false" fo:padding-top="0.1in" fo:padding-bottom="0.1201in" fo:padding-left="0.15in" fo:padding-right="0.05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138in" svg:stroke-color="#000000" draw:stroke-linejoin="miter" svg:stroke-linecap="square" draw:fill="none" draw:fill-color="#000000" draw:textarea-horizontal-align="left" draw:textarea-vertical-align="top" draw:auto-grow-height="false" fo:min-height="9.9535in" fo:min-width="7.2634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Mgr3" style:family="graphic">
      <style:graphic-properties draw:stroke="none" draw:fill="solid" draw:fill-color="#d34817" draw:textarea-horizontal-align="justify" draw:textarea-vertical-align="middle" draw:auto-grow-height="false" draw:auto-grow-width="false" fo:min-height="0.4028in" fo:min-width="0.4028in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1in" fo:margin-bottom="0.4925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75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text:anchor-type="char" draw:z-index="2" draw:style-name="Mgr1" draw:text-style-name="MP3" svg:width="9.6949in" svg:height="0.6516in" draw:transform="rotate (1.5707963267949) translate (0.333951224846894in 10.5841535433071in)"><draw:text-box><text:p text:style-name="MP2"><text:span text:style-name="MT1">Dossier de spécification des besoins logiciels | <text:s/>[Choisir la date]</text:span></text:p></draw:text-box></draw:frame><draw:custom-shape text:anchor-type="char" draw:z-index="1" draw:name="Forme automatique 21" draw:style-name="Mgr2" draw:text-style-name="MP4" svg:width="7.7941in" svg:height="10.3177in" svg:x="0.2366in" svg:y="0.6874in"><text:p/><draw:enhanced-geometry svg:viewBox="0 0 21600 21600" draw:path-stretchpoint-x="10800" draw:path-stretchpoint-y="10800" draw:text-areas="?f3 ?f4 ?f5 ?f6" draw:type="round-rectangle" draw:modifiers="86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name="Ellipse 18" draw:style-name="Mgr3" draw:text-style-name="MP6" svg:width="0.5697in" svg:height="0.5697in" svg:x="0.411in" svg:y="10.5835in"><text:p text:style-name="MP5"><text:span text:style-name="MT2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<text:p text:style-name="MP7"/>
      </style:footer>
      <style:footer-first>
        <text:p text:style-name="Footer"/>
      </style:footer-first>
      <style:footer-left>
        <text:p text:style-name="MP8"><draw:frame text:anchor-type="char" draw:z-index="4" draw:style-name="Mgr1" draw:text-style-name="MP3" svg:width="9.6949in" svg:height="0.5823in" draw:transform="rotate (1.5707963267949) translate (7.28395122484689in 10.6944444444444in)"><draw:text-box><text:p text:style-name="MP2"><text:span text:style-name="MT1">Dossier de spécification des besoins logiciels | <text:s/>[Choisir la date]</text:span></text:p></draw:text-box></draw:frame><draw:custom-shape text:anchor-type="char" draw:z-index="5" draw:name="Forme automatique 24" draw:style-name="Mgr2" draw:text-style-name="MP4" svg:width="7.7941in" svg:height="10.3177in" svg:x="0.2366in" svg:y="0.6874in"><text:p/><draw:enhanced-geometry svg:viewBox="0 0 21600 21600" draw:path-stretchpoint-x="10800" draw:path-stretchpoint-y="10800" draw:text-areas="?f3 ?f4 ?f5 ?f6" draw:type="round-rectangle" draw:modifiers="86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" draw:name="Ellipse 21" draw:style-name="Mgr3" draw:text-style-name="MP6" svg:width="0.5697in" svg:height="0.5697in" svg:x="7.2839in" svg:y="10.6937in"><text:p text:style-name="MP5"><text:span text:style-name="MT2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ssier de spécification des besoins logiciels</dc:title>
    <dc:subject>Nom</dc:subject>
    <meta:initial-creator>Guy Camilleri</meta:initial-creator>
    <meta:creation-date>2012-02-21T18:21:00</meta:creation-date>
    <dc:date>2017-03-06T19:24:44.170048478</dc:date>
    <meta:editing-cycles>4</meta:editing-cycles>
    <meta:editing-duration>PT27M24S</meta:editing-duration>
    <meta:generator>LibreOffice/5.2.5.1$Linux_X86_64 LibreOffice_project/20m0$Build-1</meta:generator>
    <meta:document-statistic meta:table-count="1" meta:image-count="0" meta:object-count="0" meta:page-count="3" meta:paragraph-count="43" meta:word-count="112" meta:character-count="788" meta:non-whitespace-character-count="716"/>
    <meta:user-defined meta:name="_TemplateID">TC017730649991</meta:user-defined>
  </office:meta>
</office:document-meta>
</file>